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ERIC GONZALE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LOAYZA ENRIQUEZ, INDIR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CO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LOAYZA ENRIQUEZ, INDI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074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6T23:32:23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